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d9f7" officeooo:paragraph-rsid="001e49c9" style:font-weight-asian="bold" style:font-weight-complex="bold"/>
    </style:style>
    <style:style style:name="P2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officeooo:rsid="0016d9f7" officeooo:paragraph-rsid="001e49c9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weight="bold" officeooo:rsid="0016d9f7" officeooo:paragraph-rsid="001e49c9" style:font-weight-asian="bold" style:font-weight-complex="bold"/>
    </style:style>
    <style:style style:name="P4" style:family="paragraph" style:parent-style-name="Standard">
      <style:text-properties officeooo:paragraph-rsid="001e49c9"/>
    </style:style>
    <style:style style:name="P5" style:family="paragraph" style:parent-style-name="Standard">
      <style:paragraph-properties fo:text-align="end" style:justify-single-word="false"/>
      <style:text-properties fo:font-weight="bold" officeooo:rsid="0016d9f7" officeooo:paragraph-rsid="001e49c9" style:font-weight-asian="bold" style:font-weight-complex="bold"/>
    </style:style>
    <style:style style:name="P6" style:family="paragraph" style:parent-style-name="Standard">
      <style:text-properties officeooo:rsid="0016d9f7" officeooo:paragraph-rsid="001e49c9"/>
    </style:style>
    <style:style style:name="T1" style:family="text">
      <style:text-properties officeooo:rsid="001e49c9"/>
    </style:style>
    <style:style style:name="T2" style:family="text">
      <style:text-properties fo:font-weight="bold" officeooo:rsid="0016d9f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6d9f7" style:font-weight-asian="normal" style:font-weight-complex="normal"/>
    </style:style>
    <style:style style:name="T5" style:family="text">
      <style:text-properties fo:font-weight="normal" officeooo:rsid="001e49c9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No. <text:span text:style-name="T1">2</text:span></text:p>
      <text:p text:style-name="P2">GESTIÓN DE LA CALIDAD DEL SOFTWARE</text:p>
      <text:p text:style-name="P3"/>
      <text:section text:style-name="Sect1" text:name="Sección1">
        <text:p text:style-name="P4"><text:span text:style-name="T2">Nombre:</text:span><text:span text:style-name="T3"> </text:span><text:span text:style-name="T4">Astrid Valenzuela.</text:span></text:p>
        <text:p text:style-name="P5">Fecha: <text:span text:style-name="T5">22</text:span><text:span text:style-name="T3">/10/2025</text:span></text:p>
      </text:section>
      <text:p text:style-name="P6"><text:span text:style-name="T6">Tema: </text:span>Configuración de Git + GitHub en Ubunt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2T12:59:11.701633915</meta:creation-date>
    <dc:date>2025-10-22T13:03:37.068482150</dc:date>
    <meta:editing-duration>PT4M25S</meta:editing-duration>
    <meta:editing-cycles>1</meta:editing-cycles>
    <meta:document-statistic meta:table-count="0" meta:image-count="0" meta:object-count="0" meta:page-count="1" meta:paragraph-count="5" meta:word-count="22" meta:character-count="136" meta:non-whitespace-character-count="119"/>
    <meta:generator>LibreOffice/25.2.6.2$Linux_X86_64 LibreOffice_project/520$Build-2</meta:generator>
  </office:meta>
</office:document-meta>
</file>